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0f60e5" officeooo:paragraph-rsid="000f60e5"/>
    </style:style>
    <style:style style:name="P2" style:family="paragraph" style:parent-style-name="Header">
      <style:text-properties officeooo:rsid="001a08a2" officeooo:paragraph-rsid="001a08a2"/>
    </style:style>
    <style:style style:name="P3" style:family="paragraph" style:parent-style-name="Standard">
      <style:text-properties officeooo:rsid="00112fff" officeooo:paragraph-rsid="00112fff"/>
    </style:style>
    <style:style style:name="P4" style:family="paragraph" style:parent-style-name="Standard">
      <style:text-properties officeooo:rsid="00117839" officeooo:paragraph-rsid="00117839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12fff" officeooo:paragraph-rsid="00112fff" style:font-weight-asian="bold" style:font-weight-complex="bold"/>
    </style:style>
    <style:style style:name="P6" style:family="paragraph" style:parent-style-name="Standard">
      <style:text-properties officeooo:rsid="0013e3aa" officeooo:paragraph-rsid="00220e94"/>
    </style:style>
    <style:style style:name="P7" style:family="paragraph" style:parent-style-name="Standard">
      <style:text-properties officeooo:rsid="00183de2" officeooo:paragraph-rsid="00220e94"/>
    </style:style>
    <style:style style:name="P8" style:family="paragraph" style:parent-style-name="Standard">
      <style:text-properties officeooo:rsid="001e11eb" officeooo:paragraph-rsid="00220e94"/>
    </style:style>
    <style:style style:name="P9" style:family="paragraph" style:parent-style-name="Standard">
      <style:text-properties officeooo:rsid="00224ecf" officeooo:paragraph-rsid="00224ecf"/>
    </style:style>
    <style:style style:name="P10" style:family="paragraph" style:parent-style-name="Standard">
      <style:text-properties officeooo:rsid="0028e1aa" officeooo:paragraph-rsid="0028e1aa"/>
    </style:style>
    <style:style style:name="P11" style:family="paragraph" style:parent-style-name="Standard">
      <style:text-properties officeooo:rsid="0028e1aa" officeooo:paragraph-rsid="002a2160"/>
    </style:style>
    <style:style style:name="P12" style:family="paragraph" style:parent-style-name="Standard">
      <style:text-properties officeooo:rsid="0028e1aa" officeooo:paragraph-rsid="0034115d"/>
    </style:style>
    <style:style style:name="P13" style:family="paragraph" style:parent-style-name="Standard">
      <style:text-properties officeooo:rsid="0034115d" officeooo:paragraph-rsid="0034115d"/>
    </style:style>
    <style:style style:name="P14" style:family="paragraph" style:parent-style-name="Standard" style:master-page-name="">
      <style:paragraph-properties fo:margin-left="0.5in" fo:margin-right="0in" fo:text-indent="0in" style:auto-text-indent="false" style:page-number="auto"/>
      <style:text-properties officeooo:rsid="0013e3aa" officeooo:paragraph-rsid="00220e94"/>
    </style:style>
    <style:style style:name="P15" style:family="paragraph" style:parent-style-name="Standard">
      <style:paragraph-properties fo:margin-left="0.5in" fo:margin-right="0in" fo:text-indent="0in" style:auto-text-indent="false"/>
      <style:text-properties officeooo:rsid="0013e3aa" officeooo:paragraph-rsid="00220e94"/>
    </style:style>
    <style:style style:name="P16" style:family="paragraph" style:parent-style-name="Standard">
      <style:paragraph-properties fo:margin-left="0.5in" fo:margin-right="0in" fo:text-indent="0in" style:auto-text-indent="false"/>
      <style:text-properties officeooo:rsid="001a74d8" officeooo:paragraph-rsid="00220e94"/>
    </style:style>
    <style:style style:name="P17" style:family="paragraph" style:parent-style-name="Standard">
      <style:paragraph-properties fo:margin-left="0.5in" fo:margin-right="0in" fo:text-indent="0in" style:auto-text-indent="false"/>
      <style:text-properties officeooo:rsid="00183de2" officeooo:paragraph-rsid="00220e94"/>
    </style:style>
    <style:style style:name="P18" style:family="paragraph" style:parent-style-name="Standard">
      <style:paragraph-properties fo:margin-left="0.5in" fo:margin-right="0in" fo:text-indent="0in" style:auto-text-indent="false"/>
      <style:text-properties officeooo:rsid="002e47d2" officeooo:paragraph-rsid="002e47d2"/>
    </style:style>
    <style:style style:name="P19" style:family="paragraph" style:parent-style-name="Standard">
      <style:paragraph-properties fo:margin-left="0.5in" fo:margin-right="0in" fo:text-indent="0in" style:auto-text-indent="false"/>
      <style:text-properties officeooo:rsid="0033d996" officeooo:paragraph-rsid="0033d996"/>
    </style:style>
    <style:style style:name="P20" style:family="paragraph" style:parent-style-name="Standard" style:master-page-name="">
      <style:paragraph-properties fo:margin-left="0.5in" fo:margin-right="0in" fo:text-indent="0in" style:auto-text-indent="false" style:page-number="auto"/>
      <style:text-properties officeooo:rsid="00183de2" officeooo:paragraph-rsid="00220e94"/>
    </style:style>
    <style:style style:name="P21" style:family="paragraph" style:parent-style-name="Standard" style:master-page-name="">
      <style:paragraph-properties fo:margin-left="1in" fo:margin-right="0in" fo:text-indent="0in" style:auto-text-indent="false" style:page-number="auto"/>
      <style:text-properties officeooo:rsid="00248e7c" officeooo:paragraph-rsid="00248e7c"/>
    </style:style>
    <style:style style:name="T1" style:family="text">
      <style:text-properties officeooo:rsid="001c3633"/>
    </style:style>
    <style:style style:name="T2" style:family="text">
      <style:text-properties officeooo:rsid="001e11eb"/>
    </style:style>
    <style:style style:name="T3" style:family="text">
      <style:text-properties officeooo:rsid="001f0263"/>
    </style:style>
    <style:style style:name="T4" style:family="text">
      <style:text-properties officeooo:rsid="0020c9f8"/>
    </style:style>
    <style:style style:name="T5" style:family="text">
      <style:text-properties officeooo:rsid="00220e94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c3633" style:font-style-asian="italic" style:font-style-complex="italic"/>
    </style:style>
    <style:style style:name="T8" style:family="text">
      <style:text-properties fo:font-style="italic" officeooo:rsid="001e11eb" style:font-style-asian="italic" style:font-style-complex="italic"/>
    </style:style>
    <style:style style:name="T9" style:family="text">
      <style:text-properties fo:font-style="italic" officeooo:rsid="001f0263" style:font-style-asian="italic" style:font-style-complex="italic"/>
    </style:style>
    <style:style style:name="T10" style:family="text">
      <style:text-properties officeooo:rsid="00302dc2"/>
    </style:style>
    <style:style style:name="T11" style:family="text">
      <style:text-properties officeooo:rsid="003411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etup <text:span text:style-name="T5">VM for </text:span>kernel:</text:p>
      <text:p text:style-name="P4"/>
      <text:p text:style-name="P9">The Virtual Machine used was Qemu-KVM. </text:p>
      <text:p text:style-name="P10">To start the VM, <text:span text:style-name="T11">if called “kernel-4.11-vm.img”</text:span>:</text:p>
      <text:p text:style-name="P13">#Clear cache</text:p>
      <text:p text:style-name="P12"><text:span text:style-name="T11">sudo sync &amp;&amp; sudo echo 3 | sudo tee /proc/sys/vm/drop_caches</text:span></text:p>
      <text:p text:style-name="P11">qemu-system-x86_64 -m 1G -cpu host -enable-kvm -drive file=~/Desktop/kernel-4.11-vm.img,throttling.iops-total=100000”</text:p>
      <text:p text:style-name="P11"/>
      <text:p text:style-name="P3"/>
      <text:p text:style-name="P3"/>
      <text:p text:style-name="P5">Setup experiments on kernel:</text:p>
      <text:p text:style-name="P4"/>
      <text:p text:style-name="P6">To set up the VM with kernel 4.11, <text:span text:style-name="T1">do</text:span> the following <text:span text:style-name="T1">step</text:span>s inside <text:span text:style-name="T1">the Qemu</text:span> VM:</text:p>
      <text:p text:style-name="P6"><text:span text:style-name="T7">Step 1: </text:span><text:span text:style-name="T1">First time setup (getting the kernel).</text:span></text:p>
      <text:p text:style-name="P14"><text:span text:style-name="T4">#Goes to home directory, for simplicity.</text:span></text:p>
      <text:p text:style-name="P19">cd</text:p>
      <text:p text:style-name="P15">wget https://www.kernel.org/pub/linux/kernel/v4.x/linux-4.11.tar.xz</text:p>
      <text:p text:style-name="P16">tar xf linux-4.11.tar.xz</text:p>
      <text:p text:style-name="P21"><text:span text:style-name="T10">(Note: </text:span>For kernel version 4.12, simply change instances of 4.11.<text:span text:style-name="T10">)</text:span></text:p>
      <text:p text:style-name="P7"><text:span text:style-name="T8">Step 2</text:span><text:span text:style-name="T6">: </text:span><text:span text:style-name="T2">Make and Reboot.</text:span></text:p>
      <text:p text:style-name="P20">cd ~/linux-4.11</text:p>
      <text:p text:style-name="P17">cp /boot/config-$(uname -r ) .config</text:p>
      <text:p text:style-name="P17">make menuconfig</text:p>
      <text:p text:style-name="P17">sudo make -j 4 &amp;&amp; sudo make modules_install -j &amp;&amp; sudo make install -j 4</text:p>
      <text:p text:style-name="P18"><text:tab/>#If the make is successful, then reboot:</text:p>
      <text:p text:style-name="P17">sudo reboot</text:p>
      <text:p text:style-name="P8"><text:span text:style-name="T6">Step 3: </text:span><text:span text:style-name="T3">Run</text:span> code.</text:p>
      <text:p text:style-name="P8"><text:span text:style-name="T6">Step 4:</text:span> <text:span text:style-name="T3">Edit code. </text:span></text:p>
      <text:p text:style-name="P8"><text:span text:style-name="T9">Step 5:</text:span><text:span text:style-name="T3"> Restart at Step 2 as needed</text:span>.</text:p>
      <text:p text:style-name="P3"/>
      <text:p text:style-name="P3"/>
      <text:p text:style-name="P5">Setup other (YCSB):</text:p>
      <text:p text:style-name="P4">third</text:p>
      <text:p text:style-name="P3"/>
      <text:p text:style-name="P3"/>
      <text:p text:style-name="P5">Other findings:</text:p>
      <text:p text:style-name="P4">fourth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f60e5" officeooo:paragraph-rsid="000f60e5"/>
    </style:style>
    <style:style style:name="MP2" style:family="paragraph" style:parent-style-name="Header">
      <style:text-properties officeooo:rsid="001a08a2" officeooo:paragraph-rsid="001a08a2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hristopher Feener</text:p>
        <text:p text:style-name="MP1">Summer Research Report</text:p>
        <text:p text:style-name="MP2">August 1, 2017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1T10:54:32.899955928</meta:creation-date>
    <dc:date>2017-08-01T11:43:38.378218487</dc:date>
    <meta:editing-duration>PT41M40S</meta:editing-duration>
    <meta:editing-cycles>39</meta:editing-cycles>
    <meta:generator>LibreOffice/4.2.8.2$Linux_X86_64 LibreOffice_project/420m0$Build-2</meta:generator>
    <meta:document-statistic meta:table-count="0" meta:image-count="0" meta:object-count="0" meta:page-count="1" meta:paragraph-count="31" meta:word-count="156" meta:character-count="1030" meta:non-whitespace-character-count="902"/>
  </office:meta>
</office:document-meta>
</file>